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C0000005D0FA4A2904FE5B7F2B.jpg" manifest:media-type="image/jpeg"/>
  <manifest:file-entry manifest:full-path="Pictures/100002010000000B000000096BA3FB53B5359555.png" manifest:media-type="image/png"/>
  <manifest:file-entry manifest:full-path="Pictures/100002010000000A0000000996D00AD713C02F74.png" manifest:media-type="image/png"/>
  <manifest:file-entry manifest:full-path="Pictures/10000AC40000012B000000F08F46B090758BF0EF.svg" manifest:media-type="image/svg+xml"/>
  <manifest:file-entry manifest:full-path="Pictures/100004FB000000FE000000F00C114151B836E0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2a6099" draw:marker-start-width="0.242cm" draw:marker-end="Rounded_20_short_20_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28cm" svg:stroke-color="#c9211e" draw:marker-start-width="0.242cm" draw:marker-end="Rounded_20_short_20_Arrow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333333" draw:fill-color="#1c1c1c" draw:textarea-horizontal-align="justify" draw:textarea-vertical-align="middle" draw:auto-grow-height="false" fo:min-height="0.068cm" fo:min-width="0.823cm"/>
    </style:style>
    <style:style style:name="gr7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8.035cm" fo:min-width="7.912cm"/>
    </style:style>
    <style:style style:name="gr8" style:family="graphic" style:parent-style-name="objectwithoutfill">
      <style:graphic-properties draw:stroke="dash" draw:stroke-dash="Dashed_20__28_var_29_" svg:stroke-width="0.028cm" svg:stroke-color="#c9211e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2a6099" style:font-name="Nimbus Roman" fo:font-size="15pt" style:font-size-asian="15pt" style:font-size-complex="15pt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 style:font-name="Nimbus Roman" fo:font-size="15pt" style:font-size-asian="15pt" style:font-size-complex="15pt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style:text-properties fo:color="#c9211e" fo:font-size="14pt" style:font-size-asian="14pt" style:font-size-complex="14pt"/>
    </style:style>
    <style:style style:name="P9" style:family="paragraph">
      <loext:graphic-properties draw:fill="none" draw:fill-color="#ffffff"/>
      <style:text-properties fo:color="#c9211e" style:font-name="Nimbus Roman" fo:font-size="14pt" style:font-size-asian="14pt" style:font-size-complex="14pt"/>
    </style:style>
    <style:style style:name="T1" style:family="text">
      <style:text-properties fo:color="#2a6099" style:font-name="Nimbus Roman" fo:font-size="15pt" style:font-size-asian="15pt" style:font-size-complex="15pt"/>
    </style:style>
    <style:style style:name="T2" style:family="text">
      <style:text-properties fo:color="#000000" style:font-name="Nimbus Roman" fo:font-size="15pt" style:font-size-asian="15pt" style:font-size-complex="15pt"/>
    </style:style>
    <style:style style:name="T3" style:family="text">
      <style:text-properties fo:color="#c9211e" style:font-name="Nimbus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cm" svg:height="1cm" svg:x="5.397cm" svg:y="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FALSE§</svg:desc>
          <draw:frame draw:style-name="gr2" draw:text-style-name="P2" draw:layer="layout" svg:width="0.354cm" svg:height="0.335cm" svg:x="5.712cm" svg:y="0.635cm">
            <draw:image xlink:href="Pictures/100004FB000000FE000000F00C114151B836E0FB.svg" xlink:type="simple" xlink:show="embed" xlink:actuate="onLoad" loext:mime-type="image/svg+xml">
              <text:p/>
            </draw:image>
            <draw:image xlink:href="Pictures/100002010000000A0000000996D00AD713C02F74.png" xlink:type="simple" xlink:show="embed" xlink:actuate="onLoad" loext:mime-type="image/png"/>
          </draw:frame>
        </draw:g>
        <draw:custom-shape draw:style-name="gr1" draw:text-style-name="P1" xml:id="id2" draw:id="id2" draw:layer="layout" svg:width="1cm" svg:height="1cm" svg:x="5.39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X§svg§600§FALSE§</svg:desc>
          <draw:frame draw:style-name="gr2" draw:text-style-name="P2" draw:layer="layout" svg:width="0.417cm" svg:height="0.335cm" svg:x="5.685cm" svg:y="6.954cm">
            <draw:image xlink:href="Pictures/10000AC40000012B000000F08F46B090758BF0EF.svg" xlink:type="simple" xlink:show="embed" xlink:actuate="onLoad" loext:mime-type="image/svg+xml">
              <text:p/>
            </draw:image>
            <draw:image xlink:href="Pictures/100002010000000B000000096BA3FB53B5359555.png" xlink:type="simple" xlink:show="embed" xlink:actuate="onLoad" loext:mime-type="image/png"/>
          </draw:frame>
        </draw:g>
        <draw:connector draw:style-name="gr3" draw:text-style-name="P3" draw:layer="layout" draw:type="line" svg:x1="5.897cm" svg:y1="1.297cm" svg:x2="5.898cm" svg:y2="6.598cm" draw:start-shape="id1" draw:start-glue-point="8" draw:end-shape="id2" draw:end-glue-point="4" svg:d="M5897 1297l1 5301" svg:viewBox="0 0 2 5302">
          <text:p/>
        </draw:connector>
        <draw:frame draw:style-name="gr4" draw:text-style-name="P4" draw:layer="layout" svg:width="4.608cm" svg:height="0.78cm" svg:x="0.581cm" svg:y="3.345cm">
          <draw:text-box>
            <text:p><text:span text:style-name="T1">Generation Process</text:span></text:p>
          </draw:text-box>
        </draw:frame>
        <draw:frame draw:style-name="gr4" draw:text-style-name="P6" draw:layer="layout" svg:width="4.308cm" svg:height="0.78cm" svg:x="0.718cm" svg:y="6.756cm">
          <draw:text-box>
            <text:p text:style-name="P5"><text:span text:style-name="T2">Observed features</text:span></text:p>
          </draw:text-box>
        </draw:frame>
        <draw:frame draw:style-name="gr4" draw:text-style-name="P6" draw:layer="layout" svg:width="3.694cm" svg:height="0.78cm" svg:x="1.089cm" svg:y="0.424cm">
          <draw:text-box>
            <text:p text:style-name="P5"><text:span text:style-name="T2">Latent variable</text:span></text:p>
          </draw:text-box>
        </draw:frame>
        <draw:connector draw:style-name="gr5" draw:text-style-name="P3" draw:layer="layout" draw:type="curve" draw:line-skew="1.345cm" svg:x1="6.398cm" svg:y1="7.098cm" svg:x2="6.397cm" svg:y2="0.797cm" draw:start-shape="id2" draw:start-glue-point="10" draw:end-shape="id1" draw:end-glue-point="10" svg:d="M6398 7098c2790 0 2790-6301-1-6301" svg:viewBox="0 0 2094 6302">
          <text:p/>
        </draw:connector>
        <draw:custom-shape draw:style-name="gr6" draw:text-style-name="P7" draw:layer="layout" svg:width="1.651cm" svg:height="0.635cm" svg:x="9.17cm" svg:y="4.22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8.636cm" svg:height="8.509cm" svg:x="0.354cm" svg:y="0.17cm">
          <text:p/>
          <draw:enhanced-geometry svg:viewBox="0 0 21600 21600" draw:path-stretchpoint-x="10800" draw:path-stretchpoint-y="10800" draw:text-areas="?f3 ?f4 ?f5 ?f6" draw:type="round-rectangle" draw:modifiers="975.175298314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xml:id="id3" draw:id="id3" draw:layer="layout" svg:width="1cm" svg:height="1cm" svg:x="12.164cm" svg:y="0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2.664cm" svg:y1="1.298cm" svg:x2="12.65cm" svg:y2="5.853cm" draw:start-shape="id3" draw:start-glue-point="8" draw:end-shape="id4" draw:end-glue-point="0" svg:d="M12664 1298l-14 4555" svg:viewBox="0 0 15 4556">
            <text:p/>
          </draw:connector>
          <draw:frame draw:style-name="gr2" draw:text-style-name="P2" xml:id="id4" draw:id="id4" draw:layer="layout" svg:width="2.921cm" svg:height="2.191cm" svg:x="11.19cm" svg:y="5.853cm">
            <draw:image xlink:href="Pictures/10000000000007C0000005D0FA4A2904FE5B7F2B.jpg" xlink:type="simple" xlink:show="embed" xlink:actuate="onLoad" loext:mime-type="image/jpeg">
              <text:p/>
            </draw:image>
          </draw:frame>
          <draw:connector draw:style-name="gr8" draw:text-style-name="P3" draw:layer="layout" draw:type="curve" draw:line-skew="1.032cm" svg:x1="14.111cm" svg:y1="6.948cm" svg:x2="13.164cm" svg:y2="0.798cm" draw:start-shape="id4" draw:start-glue-point="1" draw:end-shape="id3" draw:end-glue-point="10" svg:d="M14111 6948c2298 0 2771-6150-947-6150" svg:viewBox="0 0 2734 6151">
            <text:p/>
          </draw:connector>
          <draw:frame draw:style-name="gr4" draw:text-style-name="P9" draw:layer="layout" svg:width="3.982cm" svg:height="0.747cm" svg:x="15.847cm" svg:y="3.445cm">
            <draw:text-box>
              <text:p text:style-name="P8"><text:span text:style-name="T3">Inference Process</text:span></text:p>
            </draw:text-box>
          </draw:frame>
          <draw:custom-shape draw:style-name="gr7" draw:text-style-name="P1" draw:layer="layout" svg:width="8.636cm" svg:height="8.509cm" svg:x="11.021cm" svg:y="0.17cm">
            <text:p/>
            <draw:enhanced-geometry svg:viewBox="0 0 21600 21600" draw:path-stretchpoint-x="10800" draw:path-stretchpoint-y="10800" draw:text-areas="?f3 ?f4 ?f5 ?f6" draw:type="round-rectangle" draw:modifiers="975.1752983146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svg:title>TexMaths</svg:title>
          <svg:desc>14§display§Z§svg§600§FALSE§</svg:desc>
          <draw:frame draw:style-name="gr2" draw:text-style-name="P2" draw:layer="layout" svg:width="0.354cm" svg:height="0.335cm" svg:x="12.497cm" svg:y="0.636cm">
            <draw:image xlink:href="Pictures/100004FB000000FE000000F00C114151B836E0FB.svg" xlink:type="simple" xlink:show="embed" xlink:actuate="onLoad" loext:mime-type="image/svg+xml">
              <text:p/>
            </draw:image>
            <draw:image xlink:href="Pictures/100002010000000A0000000996D00AD713C02F74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9:10.782150167</meta:creation-date>
    <dc:date>2020-07-09T18:33:08.223827517</dc:date>
    <meta:editing-duration>PT13M54S</meta:editing-duration>
    <meta:editing-cycles>5</meta:editing-cycles>
    <meta:generator>LibreOffice/6.4.1.2$Linux_X86_64 LibreOffice_project/40$Build-2</meta:generator>
    <meta:document-statistic meta:object-count="22"/>
  </office:meta>
</office:document-meta>
</file>